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d07" officeooo:paragraph-rsid="0002ad07"/>
    </style:style>
    <style:style style:name="P2" style:family="paragraph" style:parent-style-name="Standard">
      <style:text-properties officeooo:rsid="000493c5" officeooo:paragraph-rsid="000493c5"/>
    </style:style>
    <style:style style:name="P3" style:family="paragraph" style:parent-style-name="Header">
      <style:text-properties officeooo:rsid="0002ad07" officeooo:paragraph-rsid="0002ad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 – 1</text:p>
      <text:p text:style-name="P1"/>
      <text:p text:style-name="P2">yateenkedare@yateenkedare-740U5L:~/CollegeStuff/IR$ python program1.py </text:p>
      <text:p text:style-name="P2"/>
      <text:p text:style-name="P2"><text:s/>(0)T(1) == </text:p>
      <text:p text:style-name="P2">[[ 0.5000 -0.8660 <text:s/>0.0000 <text:s/>0.0000]</text:p>
      <text:p text:style-name="P2"><text:s/>[ 0.8660 <text:s/>0.5000 -0.0000 -0.0000]</text:p>
      <text:p text:style-name="P2"><text:s/>[ 0.0000 <text:s/>0.0000 <text:s/>1.0000 <text:s/>0.0000]</text:p>
      <text:p text:style-name="P2"><text:s/>[ 0.0000 <text:s/>0.0000 <text:s/>0.0000 <text:s/>1.0000]]</text:p>
      <text:p text:style-name="P2"/>
      <text:p text:style-name="P2"><text:s/>(1)T(2) == </text:p>
      <text:p text:style-name="P2">[[ 0.7071 -0.7071 <text:s/>0.0000 <text:s/>0.0000]</text:p>
      <text:p text:style-name="P2"><text:s/>[ 0.0000 <text:s/>0.0000 <text:s/>1.0000 <text:s/>0.0000]</text:p>
      <text:p text:style-name="P2"><text:s/>[-0.7071 -0.7071 <text:s/>0.0000 <text:s/>0.0000]</text:p>
      <text:p text:style-name="P2"><text:s/>[ 0.0000 <text:s/>0.0000 <text:s/>0.0000 <text:s/>1.0000]]</text:p>
      <text:p text:style-name="P2"/>
      <text:p text:style-name="P2"><text:s/>(2)T(3) == </text:p>
      <text:p text:style-name="P2">[[ 0.9063 -0.4226 <text:s/>0.0000 <text:s/>17.0000]</text:p>
      <text:p text:style-name="P2"><text:s/>[ 0.4226 <text:s/>0.9063 -0.0000 -0.0000]</text:p>
      <text:p text:style-name="P2"><text:s/>[ 0.0000 <text:s/>0.0000 <text:s/>1.0000 <text:s/>4.9000]</text:p>
      <text:p text:style-name="P2"><text:s/>[ 0.0000 <text:s/>0.0000 <text:s/>0.0000 <text:s/>1.0000]]</text:p>
      <text:p text:style-name="P2"/>
      <text:p text:style-name="P2"><text:s/>(3)T(4) == </text:p>
      <text:p text:style-name="P2">[[ 0.9659 -0.2588 <text:s/>0.0000 <text:s/>0.8000]</text:p>
      <text:p text:style-name="P2"><text:s/>[ 0.0000 <text:s/>0.0000 <text:s/>1.0000 <text:s/>17.0000]</text:p>
      <text:p text:style-name="P2"><text:s/>[-0.2588 -0.9659 <text:s/>0.0000 <text:s/>0.0000]</text:p>
      <text:p text:style-name="P2"><text:s/>[ 0.0000 <text:s/>0.0000 <text:s/>0.0000 <text:s/>1.0000]]</text:p>
      <text:p text:style-name="P2"/>
      <text:p text:style-name="P2"><text:s/>(4)T(5) == </text:p>
      <text:p text:style-name="P2">[[ 0.9848 <text:s/>0.1736 <text:s/>0.0000 <text:s/>0.0000]</text:p>
      <text:p text:style-name="P2"><text:s/>[-0.0000 <text:s/>0.0000 -1.0000 -0.0000]</text:p>
      <text:p text:style-name="P2"><text:s/>[-0.1736 <text:s/>0.9848 <text:s/>0.0000 <text:s/>0.0000]</text:p>
      <text:p text:style-name="P2"><text:s/>[ 0.0000 <text:s/>0.0000 <text:s/>0.0000 <text:s/>1.0000]]</text:p>
      <text:p text:style-name="P2"/>
      <text:p text:style-name="P2"><text:s/>(5)T(6) == </text:p>
      <text:p text:style-name="P2">[[ 0.8660 <text:s/>0.5000 <text:s/>0.0000 <text:s/>0.0000]</text:p>
      <text:p text:style-name="P2"><text:s/>[-0.0000 <text:s/>0.0000 <text:s/>1.0000 <text:s/>0.0000]</text:p>
      <text:p text:style-name="P2"><text:s/>[ 0.5000 -0.8660 <text:s/>0.0000 <text:s/>0.0000]</text:p>
      <text:p text:style-name="P2"><text:s/>[ 0.0000 <text:s/>0.0000 <text:s/>0.0000 <text:s/>1.0000]]</text:p>
      <text:p text:style-name="P2"/>
      <text:p text:style-name="P2">(0)T(m) == (0)T(6) ==</text:p>
      <text:p text:style-name="P2">[[ 0.0066 <text:s/>0.9186 -0.3951 -6.0837]</text:p>
      <text:p text:style-name="P2"><text:s/>[ 0.5358 -0.3368 -0.7742 -0.7373]</text:p>
      <text:p text:style-name="P2"><text:s/>[-0.8443 -0.2066 -0.4944 -18.5869]</text:p>
      <text:p text:style-name="P2"><text:s/>[ 0.0000 <text:s/>0.0000 <text:s/>0.0000 <text:s/>1.0000]]</text:p>
      <text:p text:style-name="P2"/>
      <text:p text:style-name="P2"/>
      <text:p text:style-name="P2"><text:s/>Final Cartesian space cordinates relative to base = (0)P == [-6.084, -0.737, -18.587]</text:p>
      <text:p text:style-name="P2"/>
      <text:p text:style-name="P2"/>
      <text:p text:style-name="P2"><text:s/>X-Y-Z fixed angles in degrees:</text:p>
      <text:p text:style-name="P2"><text:s/>Gamma = -157.320589297439</text:p>
      <text:p text:style-name="P2"><text:soft-page-break/><text:s/>Beta = 57.5966893411936</text:p>
      <text:p text:style-name="P2"><text:s/>Alpha = 89.29708063213971</text:p>
      <text:p text:style-name="P2">yateenkedare@yateenkedare-740U5L:~/CollegeStuff/IR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ad07" officeooo:paragraph-rsid="0002ad07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ateen Kedare<text:tab/><text:tab/>800976839</text:p>
        <text:p text:style-name="MP1"><text:tab/><text:tab/>ykedare@uncc.e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3:47:02.024856071</meta:creation-date>
    <meta:generator>LibreOffice/5.1.4.2$Linux_X86_64 LibreOffice_project/10m0$Build-2</meta:generator>
    <dc:date>2017-02-06T14:04:14.526408696</dc:date>
    <meta:editing-duration>PT7M1S</meta:editing-duration>
    <meta:editing-cycles>2</meta:editing-cycles>
    <meta:document-statistic meta:table-count="0" meta:image-count="0" meta:object-count="0" meta:page-count="2" meta:paragraph-count="45" meta:word-count="188" meta:character-count="1439" meta:non-whitespace-character-count="1189"/>
  </office:meta>
</office:document-meta>
</file>